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0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3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<text:span text:style-name="T6">ПОВЕРКИ</text:span></text:p>
      <text:p text:style-name="P5"><text:span text:style-name="T18">дозиметра типа </text:span><text:span text:style-name="T9">ДКС</text:span><text:span text:style-name="T18">-</text:span><text:span text:style-name="T9">АТ3509</text:span></text:p>
      <text:p text:style-name="P8"/>
      <text:p text:style-name="P6"><text:span text:style-name="T18">зав. № </text:span><text:span text:style-name="T25"><text:s/>$</text:span><text:span text:style-name="T3">allSerial <text:s/></text:span><text:span text:style-name="T18"><text:s/></text:span><text:span text:style-name="T20">.</text:span><text:span text:style-name="T18"> </text:span></text:p>
      <text:p text:style-name="P6"><text:span text:style-name="T18">принадлежащего </text:span><text:span text:style-name="T19">.</text:span><text:span text:style-name="T25"> <text:s text:c="105"/></text:span><text:span text:style-name="T19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6">Т</text:span> = <text:span text:style-name="T24"><text:s/></text:span><text:span text:style-name="T17">$temp </text:span><text:s/>°<text:span text:style-name="T16">С</text:span>, атмосферном давлении <text:span text:style-name="T16">Р</text:span> = <text:span text:style-name="T24"><text:s text:c="5"/></text:span><text:s/>мм.рт.ст, относительной влажности воздуха <text:span text:style-name="T16">р</text:span> = <text:span text:style-name="T24"><text:s/></text:span><text:span text:style-name="T17">$vlag </text:span><text:s/>%, внешнем фоне γ-излучения <text:span text:style-name="T2">H</text:span>*(10) = <text:span text:style-name="T24"><text:s/></text:span><text:span text:style-name="T17">$bground </text:span><text:s/>нЗв/ч, <text:s/>согласно методике, изложенной в <text:span text:style-name="T23">МП. МН 742-2005</text:span></text:p>
      <text:p text:style-name="P33"><text:span text:style-name="T6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5"><text:span text:style-name="T6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2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1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6">Фон</text:p>
          </table:table-cell>
          <table:table-cell table:style-name="t1.B3" office:value-type="string">
            <text:p text:style-name="P37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7">$1-bg0</text:p>
              <text:p text:style-name="P37">$1-bg1</text:p>
              <text:p text:style-name="P37">$1-bg2</text:p>
              <text:p text:style-name="P37">$1-bg3</text:p>
              <text:p text:style-name="P37">$1-bg4</text:p>
              <text:p text:style-name="P37">$1-bg5</text:p>
              <text:p text:style-name="P37">$1-bg6</text:p>
              <text:p text:style-name="P37">$1-bg7</text:p>
              <text:p text:style-name="P36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7">$1-m00</text:p>
              <text:p text:style-name="P37">$1-m01</text:p>
              <text:p text:style-name="P37">$1-m02</text:p>
              <text:p text:style-name="P37">$1-m03</text:p>
              <text:p text:style-name="P37">$1-m04</text:p>
              <text:p text:style-name="P37">$1-m05</text:p>
              <text:p text:style-name="P37">$1-m06</text:p>
              <text:p text:style-name="P37">$1-m07</text:p>
              <text:p text:style-name="P37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6">±<text:span text:style-name="T6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7">$1-m11</text:p>
              <text:p text:style-name="P37">$1-m12</text:p>
              <text:p text:style-name="P37">$1-m13</text:p>
              <text:p text:style-name="P37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6">±<text:span text:style-name="T6">15</text:span></text:p>
          </table:table-cell>
        </table:table-row>
        <table:table-row>
          <table:table-cell table:style-name="t1.A6" office:value-type="string">
            <text:p text:style-name="P17">800<text:span text:style-name="T6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7">$1-m21</text:p>
              <text:p text:style-name="P37">$1-m22</text:p>
              <text:p text:style-name="P37">$1-m23</text:p>
              <text:p text:style-name="P37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6">±<text:span text:style-name="T6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1">Действи-тельное</text:span> значение</text:p>
            <text:p text:style-name="P36">ЭД<text:span text:style-name="T28">,</text:span>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1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<text:span text:style-name="T1">dn</text:span></text:p>
          </table:table-cell>
          <table:table-cell table:style-name="s1.B4" office:value-type="string">
            <text:p text:style-name="P25"><text:s text:c="2"/>$1-<text:span text:style-name="T1">dd</text:span> <text:s/></text:p>
            <text:p text:style-name="P22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6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40">Показания прибора</text:p>
          </table:table-cell>
          <table:table-cell table:style-name="t2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2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6">Фон</text:p>
          </table:table-cell>
          <table:table-cell table:style-name="t2.B3" office:value-type="string">
            <text:p text:style-name="P37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7">$2-bg0</text:p>
              <text:p text:style-name="P37">$2-bg1</text:p>
              <text:p text:style-name="P37">$2-bg2</text:p>
              <text:p text:style-name="P37">$2-bg3</text:p>
              <text:p text:style-name="P37">$2-bg4</text:p>
              <text:p text:style-name="P37">$2-bg5</text:p>
              <text:p text:style-name="P37">$2-bg6</text:p>
              <text:p text:style-name="P37">$2-bg7</text:p>
              <text:p text:style-name="P36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7">$2-m00</text:p>
              <text:p text:style-name="P37">$2-m01</text:p>
              <text:p text:style-name="P37">$2-m02</text:p>
              <text:p text:style-name="P37">$2-m03</text:p>
              <text:p text:style-name="P37">$2-m04</text:p>
              <text:p text:style-name="P37">$2-m05</text:p>
              <text:p text:style-name="P37">$2-m06</text:p>
              <text:p text:style-name="P37">$2-m07</text:p>
              <text:p text:style-name="P37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26">±<text:span text:style-name="T6">30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7">$2-m11</text:p>
              <text:p text:style-name="P37">$2-m12</text:p>
              <text:p text:style-name="P37">$2-m13</text:p>
              <text:p text:style-name="P37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26">±<text:span text:style-name="T6">15</text:span></text:p>
          </table:table-cell>
        </table:table-row>
        <table:table-row>
          <table:table-cell table:style-name="t2.A6" office:value-type="string">
            <text:p text:style-name="P17">800<text:span text:style-name="T6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7">$2-m21</text:p>
              <text:p text:style-name="P37">$2-m22</text:p>
              <text:p text:style-name="P37">$2-m23</text:p>
              <text:p text:style-name="P37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26">±<text:span text:style-name="T6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2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2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2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2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<text:span text:style-name="T1">dn</text:span></text:p>
          </table:table-cell>
          <table:table-cell table:style-name="s2.B4" office:value-type="string">
            <text:p text:style-name="P25"><text:s text:c="2"/>$2-<text:span text:style-name="T1">dd <text:s/></text:span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44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40">Показания прибора</text:p>
          </table:table-cell>
          <table:table-cell table:style-name="t3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3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3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6">Фон</text:p>
          </table:table-cell>
          <table:table-cell table:style-name="t3.B3" office:value-type="string">
            <text:p text:style-name="P37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7">$3-bg0</text:p>
              <text:p text:style-name="P37">$3-bg1</text:p>
              <text:p text:style-name="P37">$3-bg2</text:p>
              <text:p text:style-name="P37">$3-bg3</text:p>
              <text:p text:style-name="P37">$3-bg4</text:p>
              <text:p text:style-name="P37">$3-bg5</text:p>
              <text:p text:style-name="P37">$3-bg6</text:p>
              <text:p text:style-name="P37">$3-bg7</text:p>
              <text:p text:style-name="P36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7">$3-m00</text:p>
              <text:p text:style-name="P37">$3-m01</text:p>
              <text:p text:style-name="P37">$3-m02</text:p>
              <text:p text:style-name="P37">$3-m03</text:p>
              <text:p text:style-name="P37">$3-m04</text:p>
              <text:p text:style-name="P37">$3-m05</text:p>
              <text:p text:style-name="P37">$3-m06</text:p>
              <text:p text:style-name="P37">$3-m07</text:p>
              <text:p text:style-name="P37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26">±<text:span text:style-name="T6">30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7">$3-m11</text:p>
              <text:p text:style-name="P37">$3-m12</text:p>
              <text:p text:style-name="P37">$3-m13</text:p>
              <text:p text:style-name="P37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26">±<text:span text:style-name="T6">15</text:span></text:p>
          </table:table-cell>
        </table:table-row>
        <table:table-row>
          <table:table-cell table:style-name="t3.A6" office:value-type="string">
            <text:p text:style-name="P17">800<text:span text:style-name="T6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7">$3-m21</text:p>
              <text:p text:style-name="P37">$3-m22</text:p>
              <text:p text:style-name="P37">$3-m23</text:p>
              <text:p text:style-name="P37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26">±<text:span text:style-name="T6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3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3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3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3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3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<text:span text:style-name="T1">dn</text:span></text:p>
          </table:table-cell>
          <table:table-cell table:style-name="s3.B4" office:value-type="string">
            <text:p text:style-name="P25"><text:s text:c="2"/>$3-<text:span text:style-name="T1">dd </text:span>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44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40">Показания прибора</text:p>
          </table:table-cell>
          <table:table-cell table:style-name="t4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4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4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6">Фон</text:p>
          </table:table-cell>
          <table:table-cell table:style-name="t4.B3" office:value-type="string">
            <text:p text:style-name="P37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7">$4-bg0</text:p>
              <text:p text:style-name="P37">$4-bg1</text:p>
              <text:p text:style-name="P37">$4-bg2</text:p>
              <text:p text:style-name="P37">$4-bg3</text:p>
              <text:p text:style-name="P37">$4-bg4</text:p>
              <text:p text:style-name="P37">$4-bg5</text:p>
              <text:p text:style-name="P37">$4-bg6</text:p>
              <text:p text:style-name="P37">$4-bg7</text:p>
              <text:p text:style-name="P36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7">$4-m00</text:p>
              <text:p text:style-name="P37">$4-m01</text:p>
              <text:p text:style-name="P37">$4-m02</text:p>
              <text:p text:style-name="P37">$4-m03</text:p>
              <text:p text:style-name="P37">$4-m04</text:p>
              <text:p text:style-name="P37">$4-m05</text:p>
              <text:p text:style-name="P37">$4-m06</text:p>
              <text:p text:style-name="P37">$4-m07</text:p>
              <text:p text:style-name="P37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26">±<text:span text:style-name="T6">30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7">$4-m11</text:p>
              <text:p text:style-name="P37">$4-m12</text:p>
              <text:p text:style-name="P37">$4-m13</text:p>
              <text:p text:style-name="P37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26">±<text:span text:style-name="T6">15</text:span></text:p>
          </table:table-cell>
        </table:table-row>
        <table:table-row>
          <table:table-cell table:style-name="t4.A6" office:value-type="string">
            <text:p text:style-name="P17">800<text:span text:style-name="T6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7">$4-m21</text:p>
              <text:p text:style-name="P37">$4-m22</text:p>
              <text:p text:style-name="P37">$4-m23</text:p>
              <text:p text:style-name="P37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26">±<text:span text:style-name="T6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4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4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4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4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4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<text:span text:style-name="T1">dn</text:span></text:p>
          </table:table-cell>
          <table:table-cell table:style-name="s4.B4" office:value-type="string">
            <text:p text:style-name="P25"><text:s text:c="2"/>$4<text:span text:style-name="T1">-dd</text:span>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44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40">Показания прибора</text:p>
          </table:table-cell>
          <table:table-cell table:style-name="t5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5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5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6">Фон</text:p>
          </table:table-cell>
          <table:table-cell table:style-name="t5.B3" office:value-type="string">
            <text:p text:style-name="P37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7">$5-bg0</text:p>
              <text:p text:style-name="P37">$5-bg1</text:p>
              <text:p text:style-name="P37">$5-bg2</text:p>
              <text:p text:style-name="P37">$5-bg3</text:p>
              <text:p text:style-name="P37">$5-bg4</text:p>
              <text:p text:style-name="P37">$5-bg5</text:p>
              <text:p text:style-name="P37">$5-bg6</text:p>
              <text:p text:style-name="P37">$5-bg7</text:p>
              <text:p text:style-name="P36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7">$5-m00</text:p>
              <text:p text:style-name="P37">$5-m01</text:p>
              <text:p text:style-name="P37">$5-m02</text:p>
              <text:p text:style-name="P37">$5-m03</text:p>
              <text:p text:style-name="P37">$5-m04</text:p>
              <text:p text:style-name="P37">$5-m05</text:p>
              <text:p text:style-name="P37">$5-m06</text:p>
              <text:p text:style-name="P37">$5-m07</text:p>
              <text:p text:style-name="P37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26">±<text:span text:style-name="T6">30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7">$5-m11</text:p>
              <text:p text:style-name="P37">$5-m12</text:p>
              <text:p text:style-name="P37">$5-m13</text:p>
              <text:p text:style-name="P37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26">±<text:span text:style-name="T6">15</text:span></text:p>
          </table:table-cell>
        </table:table-row>
        <table:table-row>
          <table:table-cell table:style-name="t5.A6" office:value-type="string">
            <text:p text:style-name="P17">800<text:span text:style-name="T6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7">$5-m21</text:p>
              <text:p text:style-name="P37">$5-m22</text:p>
              <text:p text:style-name="P37">$5-m23</text:p>
              <text:p text:style-name="P37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26">±<text:span text:style-name="T6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5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5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5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5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5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<text:span text:style-name="T1">dn</text:span></text:p>
          </table:table-cell>
          <table:table-cell table:style-name="s5.B4" office:value-type="string">
            <text:p text:style-name="P25"><text:s text:c="2"/>$5-<text:span text:style-name="T1">dd </text:span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44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40">Показания прибора</text:p>
          </table:table-cell>
          <table:table-cell table:style-name="t6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6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6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6">Фон</text:p>
          </table:table-cell>
          <table:table-cell table:style-name="t6.B3" office:value-type="string">
            <text:p text:style-name="P37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7">$6-bg0</text:p>
              <text:p text:style-name="P37">$6-bg1</text:p>
              <text:p text:style-name="P37">$6-bg2</text:p>
              <text:p text:style-name="P37">$6-bg3</text:p>
              <text:p text:style-name="P37">$6-bg4</text:p>
              <text:p text:style-name="P37">$6-bg5</text:p>
              <text:p text:style-name="P37">$6-bg6</text:p>
              <text:p text:style-name="P37">$6-bg7</text:p>
              <text:p text:style-name="P36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7">$6-m00</text:p>
              <text:p text:style-name="P37">$6-m01</text:p>
              <text:p text:style-name="P37">$6-m02</text:p>
              <text:p text:style-name="P37">$6-m03</text:p>
              <text:p text:style-name="P37">$6-m04</text:p>
              <text:p text:style-name="P37">$6-m05</text:p>
              <text:p text:style-name="P37">$6-m06</text:p>
              <text:p text:style-name="P37">$6-m07</text:p>
              <text:p text:style-name="P37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26">±<text:span text:style-name="T6">30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7">$6-m11</text:p>
              <text:p text:style-name="P37">$6-m12</text:p>
              <text:p text:style-name="P37">$6-m13</text:p>
              <text:p text:style-name="P37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26">±<text:span text:style-name="T6">15</text:span></text:p>
          </table:table-cell>
        </table:table-row>
        <table:table-row>
          <table:table-cell table:style-name="t6.A6" office:value-type="string">
            <text:p text:style-name="P17">800<text:span text:style-name="T6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7">$6-m21</text:p>
              <text:p text:style-name="P37">$6-m22</text:p>
              <text:p text:style-name="P37">$6-m23</text:p>
              <text:p text:style-name="P37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26">±<text:span text:style-name="T6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6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6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6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6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6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<text:span text:style-name="T1">dn</text:span></text:p>
          </table:table-cell>
          <table:table-cell table:style-name="s6.B4" office:value-type="string">
            <text:p text:style-name="P25"><text:s text:c="2"/>$6<text:span text:style-name="T1">-dd</text:span>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44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40">Показания прибора</text:p>
          </table:table-cell>
          <table:table-cell table:style-name="t7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7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7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6">Фон</text:p>
          </table:table-cell>
          <table:table-cell table:style-name="t7.B3" office:value-type="string">
            <text:p text:style-name="P37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7">$7-bg0</text:p>
              <text:p text:style-name="P37">$7-bg1</text:p>
              <text:p text:style-name="P37">$7-bg2</text:p>
              <text:p text:style-name="P37">$7-bg3</text:p>
              <text:p text:style-name="P37">$7-bg4</text:p>
              <text:p text:style-name="P37">$7-bg5</text:p>
              <text:p text:style-name="P37">$7-bg6</text:p>
              <text:p text:style-name="P37">$7-bg7</text:p>
              <text:p text:style-name="P36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7">$7-m00</text:p>
              <text:p text:style-name="P37">$7-m01</text:p>
              <text:p text:style-name="P37">$7-m02</text:p>
              <text:p text:style-name="P37">$7-m03</text:p>
              <text:p text:style-name="P37">$7-m04</text:p>
              <text:p text:style-name="P37">$7-m05</text:p>
              <text:p text:style-name="P37">$7-m06</text:p>
              <text:p text:style-name="P37">$7-m07</text:p>
              <text:p text:style-name="P37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26">±<text:span text:style-name="T6">30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7">$7-m11</text:p>
              <text:p text:style-name="P37">$7-m12</text:p>
              <text:p text:style-name="P37">$7-m13</text:p>
              <text:p text:style-name="P37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26">±<text:span text:style-name="T6">15</text:span></text:p>
          </table:table-cell>
        </table:table-row>
        <table:table-row>
          <table:table-cell table:style-name="t7.A6" office:value-type="string">
            <text:p text:style-name="P17">800<text:span text:style-name="T6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7">$7-m21</text:p>
              <text:p text:style-name="P37">$7-m22</text:p>
              <text:p text:style-name="P37">$7-m23</text:p>
              <text:p text:style-name="P37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26">±<text:span text:style-name="T6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7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7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7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7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7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<text:span text:style-name="T1">dn</text:span></text:p>
          </table:table-cell>
          <table:table-cell table:style-name="s7.B4" office:value-type="string">
            <text:p text:style-name="P25"><text:s text:c="2"/>$7<text:span text:style-name="T1">-dd</text:span>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44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40">Показания прибора</text:p>
          </table:table-cell>
          <table:table-cell table:style-name="t8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8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8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6">Фон</text:p>
          </table:table-cell>
          <table:table-cell table:style-name="t8.B3" office:value-type="string">
            <text:p text:style-name="P37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7">$8-bg0</text:p>
              <text:p text:style-name="P37">$8-bg1</text:p>
              <text:p text:style-name="P37">$8-bg2</text:p>
              <text:p text:style-name="P37">$8-bg3</text:p>
              <text:p text:style-name="P37">$8-bg4</text:p>
              <text:p text:style-name="P37">$8-bg5</text:p>
              <text:p text:style-name="P37">$8-bg6</text:p>
              <text:p text:style-name="P37">$8-bg7</text:p>
              <text:p text:style-name="P36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7">$8-m00</text:p>
              <text:p text:style-name="P37">$8-m01</text:p>
              <text:p text:style-name="P37">$8-m02</text:p>
              <text:p text:style-name="P37">$8-m03</text:p>
              <text:p text:style-name="P37">$8-m04</text:p>
              <text:p text:style-name="P37">$8-m05</text:p>
              <text:p text:style-name="P37">$8-m06</text:p>
              <text:p text:style-name="P37">$8-m07</text:p>
              <text:p text:style-name="P37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26">±<text:span text:style-name="T6">30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7">$8-m11</text:p>
              <text:p text:style-name="P37">$8-m12</text:p>
              <text:p text:style-name="P37">$8-m13</text:p>
              <text:p text:style-name="P37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26">±<text:span text:style-name="T6">15</text:span></text:p>
          </table:table-cell>
        </table:table-row>
        <table:table-row>
          <table:table-cell table:style-name="t8.A6" office:value-type="string">
            <text:p text:style-name="P17">800<text:span text:style-name="T6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7">$8-m21</text:p>
              <text:p text:style-name="P37">$8-m22</text:p>
              <text:p text:style-name="P37">$8-m23</text:p>
              <text:p text:style-name="P37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26">±<text:span text:style-name="T6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8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8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8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8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8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<text:span text:style-name="T1">dn</text:span></text:p>
          </table:table-cell>
          <table:table-cell table:style-name="s8.B4" office:value-type="string">
            <text:p text:style-name="P25"><text:s text:c="2"/>$8<text:span text:style-name="T1">-dd</text:span>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44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40">Показания прибора</text:p>
          </table:table-cell>
          <table:table-cell table:style-name="t9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9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9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6">Фон</text:p>
          </table:table-cell>
          <table:table-cell table:style-name="t9.B3" office:value-type="string">
            <text:p text:style-name="P37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7">$9-bg0</text:p>
              <text:p text:style-name="P37">$9-bg1</text:p>
              <text:p text:style-name="P37">$9-bg2</text:p>
              <text:p text:style-name="P37">$9-bg3</text:p>
              <text:p text:style-name="P37">$9-bg4</text:p>
              <text:p text:style-name="P37">$9-bg5</text:p>
              <text:p text:style-name="P37">$9-bg6</text:p>
              <text:p text:style-name="P37">$9-bg7</text:p>
              <text:p text:style-name="P36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7">$9-m00</text:p>
              <text:p text:style-name="P37">$9-m01</text:p>
              <text:p text:style-name="P37">$9-m02</text:p>
              <text:p text:style-name="P37">$9-m03</text:p>
              <text:p text:style-name="P37">$9-m04</text:p>
              <text:p text:style-name="P37">$9-m05</text:p>
              <text:p text:style-name="P37">$9-m06</text:p>
              <text:p text:style-name="P37">$9-m07</text:p>
              <text:p text:style-name="P37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26">±<text:span text:style-name="T6">30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7">$9-m11</text:p>
              <text:p text:style-name="P37">$9-m12</text:p>
              <text:p text:style-name="P37">$9-m13</text:p>
              <text:p text:style-name="P37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26">±<text:span text:style-name="T6">15</text:span></text:p>
          </table:table-cell>
        </table:table-row>
        <table:table-row>
          <table:table-cell table:style-name="t9.A6" office:value-type="string">
            <text:p text:style-name="P17">800<text:span text:style-name="T6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7">$9-m21</text:p>
              <text:p text:style-name="P37">$9-m22</text:p>
              <text:p text:style-name="P37">$9-m23</text:p>
              <text:p text:style-name="P37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26">±<text:span text:style-name="T6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9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9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9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9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9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<text:span text:style-name="T1">dn</text:span></text:p>
          </table:table-cell>
          <table:table-cell table:style-name="s9.B4" office:value-type="string">
            <text:p text:style-name="P25"><text:s text:c="2"/>$9<text:span text:style-name="T1">-dd</text:span>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44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40">Показания прибора</text:p>
          </table:table-cell>
          <table:table-cell table:style-name="t10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10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0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6">Фон</text:p>
          </table:table-cell>
          <table:table-cell table:style-name="t10.B3" office:value-type="string">
            <text:p text:style-name="P37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7">$10-bg0</text:p>
              <text:p text:style-name="P37">$10-bg1</text:p>
              <text:p text:style-name="P37">$10-bg2</text:p>
              <text:p text:style-name="P37">$10-bg3</text:p>
              <text:p text:style-name="P37">$10-bg4</text:p>
              <text:p text:style-name="P37">$10-bg5</text:p>
              <text:p text:style-name="P37">$10-bg6</text:p>
              <text:p text:style-name="P37">$10-bg7</text:p>
              <text:p text:style-name="P36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7">$10-m00</text:p>
              <text:p text:style-name="P37">$10-m01</text:p>
              <text:p text:style-name="P37">$10-m02</text:p>
              <text:p text:style-name="P37">$10-m03</text:p>
              <text:p text:style-name="P37">$10-m04</text:p>
              <text:p text:style-name="P37">$10-m05</text:p>
              <text:p text:style-name="P37">$10-m06</text:p>
              <text:p text:style-name="P37">$10-m07</text:p>
              <text:p text:style-name="P37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26">±<text:span text:style-name="T6">30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7">$10-m11</text:p>
              <text:p text:style-name="P37">$10-m12</text:p>
              <text:p text:style-name="P37">$10-m13</text:p>
              <text:p text:style-name="P37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26">±<text:span text:style-name="T6">15</text:span></text:p>
          </table:table-cell>
        </table:table-row>
        <table:table-row>
          <table:table-cell table:style-name="t10.A6" office:value-type="string">
            <text:p text:style-name="P17">800<text:span text:style-name="T6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7">$10-m21</text:p>
              <text:p text:style-name="P37">$10-m22</text:p>
              <text:p text:style-name="P37">$10-m23</text:p>
              <text:p text:style-name="P37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26">±<text:span text:style-name="T6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10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0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0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10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0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<text:span text:style-name="T1">dn</text:span></text:p>
          </table:table-cell>
          <table:table-cell table:style-name="s10.B4" office:value-type="string">
            <text:p text:style-name="P25"><text:s text:c="2"/>$10<text:span text:style-name="T1">-dd</text:span>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44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40">Показания прибора</text:p>
          </table:table-cell>
          <table:table-cell table:style-name="t11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11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6">Фон</text:p>
          </table:table-cell>
          <table:table-cell table:style-name="t11.B3" office:value-type="string">
            <text:p text:style-name="P37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7">$11-bg0</text:p>
              <text:p text:style-name="P37">$11-bg1</text:p>
              <text:p text:style-name="P37">$11-bg2</text:p>
              <text:p text:style-name="P37">$11-bg3</text:p>
              <text:p text:style-name="P37">$11-bg4</text:p>
              <text:p text:style-name="P37">$11-bg5</text:p>
              <text:p text:style-name="P37">$11-bg6</text:p>
              <text:p text:style-name="P37">$11-bg7</text:p>
              <text:p text:style-name="P36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7">$11-m00</text:p>
              <text:p text:style-name="P37">$11-m01</text:p>
              <text:p text:style-name="P37">$11-m02</text:p>
              <text:p text:style-name="P37">$11-m03</text:p>
              <text:p text:style-name="P37">$11-m04</text:p>
              <text:p text:style-name="P37">$11-m05</text:p>
              <text:p text:style-name="P37">$11-m06</text:p>
              <text:p text:style-name="P37">$11-m07</text:p>
              <text:p text:style-name="P37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26">±<text:span text:style-name="T6">30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7">$11-m11</text:p>
              <text:p text:style-name="P37">$11-m12</text:p>
              <text:p text:style-name="P37">$11-m13</text:p>
              <text:p text:style-name="P37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26">±<text:span text:style-name="T6">15</text:span></text:p>
          </table:table-cell>
        </table:table-row>
        <table:table-row>
          <table:table-cell table:style-name="t11.A6" office:value-type="string">
            <text:p text:style-name="P17">800<text:span text:style-name="T6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7">$11-m21</text:p>
              <text:p text:style-name="P37">$11-m22</text:p>
              <text:p text:style-name="P37">$11-m23</text:p>
              <text:p text:style-name="P37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26">±<text:span text:style-name="T6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1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1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1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11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1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<text:span text:style-name="T1">dn</text:span></text:p>
          </table:table-cell>
          <table:table-cell table:style-name="s11.B4" office:value-type="string">
            <text:p text:style-name="P25"><text:s text:c="2"/>$11<text:span text:style-name="T1">-dd</text:span>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44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40">Показания прибора</text:p>
          </table:table-cell>
          <table:table-cell table:style-name="t12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12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6">Фон</text:p>
          </table:table-cell>
          <table:table-cell table:style-name="t12.B3" office:value-type="string">
            <text:p text:style-name="P37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7">$12-bg0</text:p>
              <text:p text:style-name="P37">$12-bg1</text:p>
              <text:p text:style-name="P37">$12-bg2</text:p>
              <text:p text:style-name="P37">$12-bg3</text:p>
              <text:p text:style-name="P37">$12-bg4</text:p>
              <text:p text:style-name="P37">$12-bg5</text:p>
              <text:p text:style-name="P37">$12-bg6</text:p>
              <text:p text:style-name="P37">$12-bg7</text:p>
              <text:p text:style-name="P36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7">$12-m00</text:p>
              <text:p text:style-name="P37">$12-m01</text:p>
              <text:p text:style-name="P37">$12-m02</text:p>
              <text:p text:style-name="P37">$12-m03</text:p>
              <text:p text:style-name="P37">$12-m04</text:p>
              <text:p text:style-name="P37">$12-m05</text:p>
              <text:p text:style-name="P37">$12-m06</text:p>
              <text:p text:style-name="P37">$12-m07</text:p>
              <text:p text:style-name="P37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26">±<text:span text:style-name="T6">30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7">$12-m11</text:p>
              <text:p text:style-name="P37">$12-m12</text:p>
              <text:p text:style-name="P37">$12-m13</text:p>
              <text:p text:style-name="P37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26">±<text:span text:style-name="T6">15</text:span></text:p>
          </table:table-cell>
        </table:table-row>
        <table:table-row>
          <table:table-cell table:style-name="t12.A6" office:value-type="string">
            <text:p text:style-name="P17">800<text:span text:style-name="T6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7">$12-m21</text:p>
              <text:p text:style-name="P37">$12-m22</text:p>
              <text:p text:style-name="P37">$12-m23</text:p>
              <text:p text:style-name="P37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26">±<text:span text:style-name="T6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1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2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2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12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2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<text:span text:style-name="T1">dn</text:span></text:p>
          </table:table-cell>
          <table:table-cell table:style-name="s12.B4" office:value-type="string">
            <text:p text:style-name="P25"><text:s text:c="2"/>$12<text:span text:style-name="T1">-dd</text:span>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44">±15</text:p>
          </table:table-cell>
        </table:table-row>
      </table:table>
      <text:p text:style-name="P3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5:46.76</dc:date>
    <meta:editing-duration>P3DT6H17M46S</meta:editing-duration>
    <meta:editing-cycles>377</meta:editing-cycles>
    <meta:generator>OpenOffice/4.1.6$Win32 OpenOffice.org_project/416m1$Build-9790</meta:generator>
    <meta:document-statistic meta:table-count="25" meta:image-count="0" meta:object-count="0" meta:page-count="6" meta:paragraph-count="1184" meta:word-count="2135" meta:character-count="15767"/>
  </office:meta>
</office:document-meta>
</file>